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iri" svg:font-family="Amiri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</office:font-face-decls>
  <office:automatic-styles>
    <style:style style:name="dp1" style:family="drawing-page"/>
    <style:style style:name="gr1" style:family="graphic" style:parent-style-name="standard">
      <style:graphic-properties draw:fill-color="#ffc0cb" draw:textarea-horizontal-align="justify" draw:textarea-vertical-align="middle" draw:auto-grow-height="false" fo:min-height="1.75cm" fo:min-width="6.75cm"/>
      <style:paragraph-properties style:writing-mode="lr-tb"/>
    </style:style>
    <style:style style:name="gr2" style:family="graphic" style:parent-style-name="standard">
      <style:graphic-properties draw:fill-color="#ff69b4" draw:textarea-horizontal-align="justify" draw:textarea-vertical-align="middle" draw:auto-grow-height="false" fo:min-height="1.75cm" fo:min-width="4.7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6" style:family="graphic" style:parent-style-name="standard">
      <style:graphic-properties draw:fill-color="#db7093" draw:opacity="32%" draw:textarea-horizontal-align="justify" draw:textarea-vertical-align="middle" draw:auto-grow-height="false" fo:min-height="1.25cm" fo:min-width="4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041cm"/>
      <style:paragraph-properties style:writing-mode="lr-tb"/>
    </style:style>
    <style:style style:name="gr8" style:family="graphic" style:parent-style-name="standard">
      <style:graphic-properties draw:fill-color="#ffd700" draw:textarea-horizontal-align="justify" draw:textarea-vertical-align="middle" draw:auto-grow-height="false" fo:min-height="1cm" fo:min-width="4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1" style:family="graphic" style:parent-style-name="standard">
      <style:graphic-properties draw:fill-color="#ffdead" draw:textarea-horizontal-align="justify" draw:textarea-vertical-align="top" draw:auto-grow-height="false" fo:min-height="1.75cm" fo:min-width="9.25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5983b0" draw:marker-start="" draw:marker-start-width="0.245cm" draw:marker-start-center="false" draw:marker-end="" draw:marker-end-width="0.245cm" draw:marker-end-center="false" draw:fill="solid" draw:fill-color="#5983b0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draw:stroke-dash="Dashed_20__28_var_29__20_4" svg:stroke-width="0.018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c0cb"/>
      <style:paragraph-properties fo:text-align="center" style:writing-mode="lr-tb"/>
    </style:style>
    <style:style style:name="P3" style:family="paragraph">
      <loext:graphic-properties draw:fill-color="#ff69b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8" style:family="paragraph">
      <loext:graphic-properties draw:fill-color="#db7093" draw:opacity="32%"/>
      <style:paragraph-properties fo:text-align="center" style:writing-mode="lr-tb"/>
    </style:style>
    <style:style style:name="P9" style:family="paragraph">
      <loext:graphic-properties draw:fill-color="#ffd7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Noto Sans Mono1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-color="#ffdead"/>
      <style:paragraph-properties fo:text-align="start" style:writing-mode="lr-tb"/>
    </style:style>
    <style:style style:name="P13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Amiri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Mangal" style:font-size-complex="12pt" style:font-style-complex="italic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/>
    </style:style>
    <style:style style:name="T2" style:family="text">
      <style:text-properties style:font-name="Noto Sans Mono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5cm" svg:height="2cm" svg:x="2cm" svg:y="2cm">
          <text:p text:style-name="P1">Organizations Group</text:p>
          <text:p text:style-name="P1">(Fox Schools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2cm" svg:x="1.75cm" svg:y="5.75cm">
          <text:p text:style-name="P1">subOrganization</text:p>
          <text:p text:style-name="P1">(Fox, LA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2cm" svg:x="7.25cm" svg:y="5.75cm">
          <text:p text:style-name="P1">subOrganization</text:p>
          <text:p text:style-name="P1">(Fox, IL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2cm" svg:x="12.75cm" svg:y="5.75cm">
          <text:p text:style-name="P1">subOrganization</text:p>
          <text:p text:style-name="P1">(Fox, TX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5cm" svg:y1="4cm" svg:x2="3.75cm" svg:y2="5.75cm">
          <text:p/>
        </draw:line>
        <draw:line draw:style-name="gr3" draw:text-style-name="P4" draw:layer="layout" svg:x1="5.25cm" svg:y1="4cm" svg:x2="10cm" svg:y2="5.75cm">
          <text:p/>
        </draw:line>
        <draw:line draw:style-name="gr3" draw:text-style-name="P4" draw:layer="layout" svg:x1="5.25cm" svg:y1="4cm" svg:x2="15.5cm" svg:y2="5.75cm">
          <text:p/>
        </draw:line>
        <draw:frame draw:style-name="gr4" draw:text-style-name="P6" draw:layer="layout" svg:width="5.25cm" svg:height="3.095cm" svg:x="7.25cm" svg:y="7.95cm">
          <draw:text-box>
            <text:p text:style-name="P5">...</text:p>
            <text:p text:style-name="P5">...</text:p>
            <text:p text:style-name="P5">...</text:p>
            <text:p text:style-name="P5">...</text:p>
          </draw:text-box>
        </draw:frame>
        <draw:frame draw:style-name="gr4" draw:text-style-name="P6" draw:layer="layout" svg:width="5.25cm" svg:height="3.095cm" svg:x="12.75cm" svg:y="7.905cm">
          <draw:text-box>
            <text:p text:style-name="P5">...</text:p>
            <text:p text:style-name="P5">...</text:p>
            <text:p text:style-name="P5">...</text:p>
            <text:p text:style-name="P5">...</text:p>
          </draw:text-box>
        </draw:frame>
        <draw:frame draw:style-name="gr5" draw:text-style-name="P7" draw:layer="layout" svg:width="5.25cm" svg:height="4.75cm" svg:x="1.75cm" svg:y="8cm">
          <draw:text-box>
            <text:list text:style-name="L1">
              <text:list-item>
                <text:p><text:span text:style-name="T1">Name</text:span></text:p>
              </text:list-item>
              <text:list-item>
                <text:p><text:span text:style-name="T1">Address</text:span></text:p>
              </text:list-item>
              <text:list-item>
                <text:p><text:span text:style-name="T1">Contact</text:span></text:p>
              </text:list-item>
              <text:list-item>
                <text:p><text:span text:style-name="T1">Learners</text:span></text:p>
              </text:list-item>
              <text:list-item>
                <text:p><text:span text:style-name="T1">Educators</text:span></text:p>
              </text:list-item>
              <text:list-item>
                <text:p><text:span text:style-name="T1">Classrooms</text:span></text:p>
              </text:list-item>
            </text:list>
          </draw:text-box>
        </draw:frame>
        <draw:line draw:style-name="gr3" draw:text-style-name="P4" draw:layer="layout" svg:x1="6.5cm" svg:y1="12cm" svg:x2="9.5cm" svg:y2="13.25cm">
          <text:p/>
        </draw:line>
        <draw:custom-shape draw:style-name="gr6" draw:text-style-name="P8" draw:layer="layout" svg:width="5.25cm" svg:height="1.5cm" svg:x="9.5cm" svg:y="12.5cm">
          <text:p text:style-name="P1">Classroom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25cm" svg:height="5.291cm" svg:x="9.5cm" svg:y="14.25cm">
          <draw:text-box>
            <text:list text:style-name="L1">
              <text:list-item>
                <text:p><text:span text:style-name="T1">Name</text:span></text:p>
              </text:list-item>
              <text:list-item>
                <text:p><text:span text:style-name="T1">Learners </text:span><text:span text:style-name="T1">(assigned)</text:span></text:p>
              </text:list-item>
              <text:list-item>
                <text:p><text:span text:style-name="T1">Educators </text:span><text:span text:style-name="T1">(assigned)</text:span></text:p>
              </text:list-item>
              <text:list-item>
                <text:p><text:span text:style-name="T1">Scheduled </text:span><text:span text:style-name="T1">Lectures</text:span></text:p>
              </text:list-item>
            </text:list>
          </draw:text-box>
        </draw:frame>
        <draw:line draw:style-name="gr3" draw:text-style-name="P4" draw:layer="layout" svg:x1="13.75cm" svg:y1="19cm" svg:x2="17.25cm" svg:y2="16.25cm">
          <text:p/>
        </draw:line>
        <draw:custom-shape draw:style-name="gr8" draw:text-style-name="P9" draw:layer="layout" svg:width="5cm" svg:height="1.25cm" svg:x="17.25cm" svg:y="15.55cm">
          <text:p text:style-name="P1">Lecture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cm" svg:height="2.75cm" svg:x="17.25cm" svg:y="17cm">
          <draw:text-box>
            <text:list text:style-name="L1">
              <text:list-item>
                <text:p><text:span text:style-name="T1">Name</text:span></text:p>
              </text:list-item>
              <text:list-item>
                <text:p><text:span text:style-name="T1">Time</text:span></text:p>
              </text:list-item>
              <text:list-item>
                <text:p><text:span text:style-name="T1">Info</text:span></text:p>
              </text:list-item>
            </text:list>
          </draw:text-box>
        </draw:frame>
        <draw:line draw:style-name="gr3" draw:text-style-name="P4" draw:layer="layout" svg:x1="9.25cm" svg:y1="3cm" svg:x2="12.25cm" svg:y2="3cm">
          <text:p/>
        </draw:line>
        <draw:frame draw:style-name="gr10" draw:text-style-name="P10" draw:layer="layout" svg:width="6cm" svg:height="1.115cm" svg:x="12.25cm" svg:y="2.485cm">
          <draw:text-box>
            <text:list text:style-name="L1">
              <text:list-item>
                <text:p><text:span text:style-name="T2">CRUD </text:span><text:span text:style-name="T2">Orgs</text:span><text:span text:style-name="T2">.</text:span></text:p>
              </text:list-item>
            </text:list>
          </draw:text-box>
        </draw:frame>
        <draw:custom-shape draw:style-name="gr11" draw:text-style-name="P12" draw:layer="layout" svg:width="9.75cm" svg:height="2cm" svg:x="18.5cm" svg:y="1.5cm">
          <text:p text:style-name="P11"><text:span text:style-name="T3"><text:s text:c="4"/></text:span><text:span text:style-name="T3">Chart Description</text:span></text:p>
          <text:p text:style-name="P11"><text:span text:style-name="T4">Floww Application / Backend Database Structure</text:span></text:p>
          <draw:enhanced-geometry svg:viewBox="0 0 21600 21600" draw:type="rectangle" draw:enhanced-path="M 0 0 L 21600 0 21600 21600 0 21600 0 0 Z N"/>
        </draw:custom-shape>
        <draw:g draw:name="status-info 1">
          <draw:custom-shape draw:style-name="gr12" draw:text-style-name="P13" draw:layer="layout" svg:width="0.5cm" svg:height="0.5cm" svg:x="18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3" draw:text-style-name="P14" draw:layer="layout" svg:width="0.062cm" svg:height="0.321cm" svg:x="18.97cm" svg:y="1.84cm" svg:viewBox="0 0 63 322" svg:d="M0 0c0 22 0 43 0 65 21 0 43 0 63 0 0-22 0-43 0-65-20 0-42 0-63 0zM0 96c0 75 0 150 0 226 21 0 43 0 63 0 0-76 0-151 0-226-20 0-42 0-63 0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iri" svg:font-family="Amiri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14:16:04.539529426</meta:creation-date>
    <dc:date>2022-11-22T09:52:19.713834836</dc:date>
    <meta:editing-duration>PT8H42M28S</meta:editing-duration>
    <meta:editing-cycles>8</meta:editing-cycles>
    <meta:generator>LibreOffice/7.3.6.2$Linux_X86_64 LibreOffice_project/30$Build-2</meta:generator>
    <meta:document-statistic meta:object-count="22"/>
  </office:meta>
</office:document-meta>
</file>